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EB800003521BCE8CEB4.svm" manifest:media-type=""/>
  <manifest:file-entry manifest:full-path="Pictures/200000090000386F000020DFB2821B58.svm" manifest:media-type=""/>
  <manifest:file-entry manifest:full-path="Pictures/20000009000032210000132060782A02.svm" manifest:media-type=""/>
  <manifest:file-entry manifest:full-path="Pictures/20000009000035A500002A61C916D3BE.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dbaee" officeooo:paragraph-rsid="000dbaee" style:font-size-asian="19.25pt" style:font-weight-asian="bold" style:font-size-complex="22pt" style:font-weight-complex="bold"/>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bold" officeooo:rsid="000dbaee" officeooo:paragraph-rsid="000dbaee"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fo:font-weight="bold" officeooo:rsid="000eed42" officeooo:paragraph-rsid="000eed42" style:font-size-asian="13.1000003814697pt" style:font-weight-asian="bold" style:font-size-complex="15pt" style:font-weight-complex="bold"/>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fo:font-weight="normal" officeooo:rsid="000eed42" style:font-style-asian="normal" style:font-weight-asian="normal" style:font-style-complex="normal" style:font-weight-complex="normal"/>
    </style:style>
    <style:style style:name="fr1" style:family="graphic" style:parent-style-name="Fram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DRIVE BOT USAGE MANUAL<text:line-break/></text:p>
      <text:p text:style-name="P2"><draw:frame draw:style-name="fr1" draw:name="Image1" text:anchor-type="paragraph" svg:x="0.6362in" svg:y="1.0717in" svg:width="5.4071in" svg:height="4.2717in" draw:z-index="0"><draw:image xlink:href="Pictures/20000009000035A500002A61C916D3BE.svm" xlink:type="simple" xlink:show="embed" xlink:actuate="onLoad"/></draw:frame><text:span text:style-name="T2">To Initiate the GDRIVE bot the first keyword which has to be used is </text:span><text:span text:style-name="T1">“help” <text:s/></text:span><text:span text:style-name="T2">which gives the introductory message along with the keywords you can use on the bot for various operations.<text:line-break/><text:line-break/></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o connect your drive with </text:span><text:span text:style-name="T3">Teamchat use the keyword connect which asks you to login your gmail account which is also connected to teamchat and once you login asks you to grant permission on accepting which teamchat is conneted to Google Drive.</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draw:frame draw:style-name="fr2" draw:name="Image2" text:anchor-type="paragraph" svg:width="5.052in" svg:height="1.928in" draw:z-index="1"><draw:image xlink:href="Pictures/20000009000032210000132060782A02.svm" xlink:type="simple" xlink:show="embed" xlink:actuate="onLoad"/></draw:frame><text:soft-page-break/><text:span text:style-name="T3"><text:line-break/><text:line-break/></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draw:custom-shape text:anchor-type="paragraph" draw:z-index="3" draw:style-name="gr1" svg:width="1.1531in" svg:height="1.413in" svg:x="2.861in" svg:y="0.089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3"/></text:p>
      <text:p text:style-name="P2"><text:span text:style-name="T3"/></text:p>
      <text:p text:style-name="P2"><text:span text:style-name="T3"/></text:p>
      <text:p text:style-name="P2"><draw:frame draw:style-name="fr1" draw:name="Image3" text:anchor-type="paragraph" svg:x="0.7043in" svg:y="0.7835in" svg:width="5.6874in" svg:height="3.3134in" draw:z-index="2"><draw:image xlink:href="Pictures/200000090000386F000020DFB2821B58.svm" xlink:type="simple" xlink:show="embed" xlink:actuate="onLoad"/></draw:frame><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3"><text:span text:style-name="T2">Once your Drive is connected to teamchat you <text:s/>can view and download your files through teamchat using the keyword </text:span><text:span text:style-name="T1">“gdrive”</text:span></text:p>
      <text:p text:style-name="P3"><text:span text:style-name="T1"/></text:p>
      <text:p text:style-name="P3"><draw:frame draw:style-name="fr2" draw:name="Image4" text:anchor-type="paragraph" svg:width="4.7083in" svg:height="5.3547in" draw:z-index="4"><draw:image xlink:href="Pictures/2000000900002EB800003521BCE8CEB4.svm" xlink:type="simple" xlink:show="embed" xlink:actuate="onLoad"/></draw:frame><text:soft-page-break/><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8T16:30:46.629000000</meta:creation-date>
    <dc:date>2015-07-08T17:02:59.496000000</dc:date>
    <meta:editing-duration>PT1M50S</meta:editing-duration>
    <meta:editing-cycles>1</meta:editing-cycles>
    <meta:document-statistic meta:table-count="0" meta:image-count="4" meta:object-count="0" meta:page-count="3" meta:paragraph-count="5" meta:word-count="99" meta:character-count="577" meta:non-whitespace-character-count="475"/>
    <meta:generator>LibreOffice/4.2.3.3$Windows_x86 LibreOffice_project/882f8a0a489bc99a9e60c7905a60226254cb6ff0</meta:generator>
  </office:meta>
</office:document-meta>
</file>